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cm" fo:margin-bottom="0.499cm" style:contextual-spacing="false"/>
    </style:style>
    <style:style style:name="P2" style:family="paragraph" style:parent-style-name="Heading_20_3">
      <style:text-properties officeooo:rsid="0013126b" officeooo:paragraph-rsid="0013126b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13126b" officeooo:paragraph-rsid="0013126b"/>
    </style:style>
    <style:style style:name="P5" style:family="paragraph" style:parent-style-name="Standard">
      <style:text-properties officeooo:rsid="0013126b" officeooo:paragraph-rsid="0013126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3126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initialize a new Git repository, add a simple text file, and make the first commit using Java, you can follow these steps:</text:p>
      <text:h text:style-name="P1" text:outline-level="3">Step 1: Initialize a Git Repository</text:h>
      <text:p text:style-name="Text_20_body">First, navigate to the directory where you want to create your Git repository. Open a terminal or command prompt and execute the following commands:</text:p>
      <text:p text:style-name="P4">Code:</text:p>
      <text:p text:style-name="P3">cd /path/to/your/directory</text:p>
      <text:p text:style-name="P3">git init</text:p>
      <text:p text:style-name="Text_20_body">This initializes an empty Git repository in your chosen direct<text:span text:style-name="T1">ory.</text:span></text:p>
      <text:h text:style-name="Heading_20_3" text:outline-level="3">Step 2: Create a Simple Text File</text:h>
      <text:p text:style-name="Text_20_body">Next, create a simple text file that you want to add to the Git repository. For this example, let's create a file named <text:span text:style-name="Source_20_Text">example.txt</text:span> and write some content into it. You can do this manually or programmatically using Java.</text:p>
      <text:h text:style-name="Heading_20_4" text:outline-level="4">Java Program to Create a Text File</text:h>
      <text:p text:style-name="Text_20_body">Here's a simple Java program to create the <text:span text:style-name="Source_20_Text">example.txt</text:span> file and write some content to it:</text:p>
      <text:p text:style-name="P4">Code:</text:p>
      <text:p text:style-name="P4">import java.io.FileWriter;</text:p>
      <text:p text:style-name="P4">import java.io.IOException;</text:p>
      <text:p text:style-name="P4">import java.io.PrintWriter;</text:p>
      <text:p text:style-name="P4"/>
      <text:p text:style-name="P4">public class CreateTextFile {</text:p>
      <text:p text:style-name="P4"><text:s text:c="4"/>public static void main(String[] args) {</text:p>
      <text:p text:style-name="P4"><text:s text:c="8"/>String fileName = "example.txt";</text:p>
      <text:p text:style-name="P4"><text:s text:c="8"/>String content = "This is a simple text file.";</text:p>
      <text:p text:style-name="P4"/>
      <text:p text:style-name="P4"><text:s text:c="8"/>try (PrintWriter writer = new PrintWriter(new FileWriter(fileName))) {</text:p>
      <text:p text:style-name="P4"><text:s text:c="12"/>writer.println(content);</text:p>
      <text:p text:style-name="P4"><text:s text:c="12"/>System.out.println("File created: " + fileName);</text:p>
      <text:p text:style-name="P4"><text:s text:c="8"/>} catch (IOException e) {</text:p>
      <text:p text:style-name="P4"><text:s text:c="12"/>System.err.println("Error creating the file: " + e.getMessage());</text:p>
      <text:p text:style-name="P4"><text:soft-page-break/><text:s text:c="8"/>}</text:p>
      <text:p text:style-name="P4"><text:s text:c="4"/>}</text:p>
      <text:p text:style-name="P4">}</text:p>
      <text:p text:style-name="Text_20_body">Save this Java program in a file named <text:span text:style-name="Source_20_Text">CreateTextFile.java</text:span>.</text:p>
      <text:p text:style-name="Text_20_body">Compile and run the program to generate <text:span text:style-name="Source_20_Text">example.txt</text:span> with the specified content:</text:p>
      <text:p text:style-name="P5">Code:</text:p>
      <text:p text:style-name="P5"/>
      <text:p text:style-name="P5">javac CreateTextFile.java</text:p>
      <text:p text:style-name="P5">java CreateTextFile</text:p>
      <text:h text:style-name="P2" text:outline-level="3">Step 3: Add the File to Git and Make the First Commit</text:h>
      <text:p text:style-name="Text_20_body">After creating <text:span text:style-name="Source_20_Text">example.txt</text:span>, add it to the Git repository and make the initial commit:</text:p>
      <text:p text:style-name="P5">git add example.txt</text:p>
      <text:p text:style-name="P5">git commit -m "Initial commit: Added example.txt file"</text:p>
      <text:p text:style-name="P5"/>
      <text:p text:style-name="P5">Replace <text:span text:style-name="Source_20_Text">"Initial commit: Added example.txt file"</text:span> with your own commit message describing the changes made in this commit.</text:p>
      <text:p text:style-name="P5"/>
      <text:h text:style-name="P2" text:outline-level="3">Final Notes</text:h>
      <text:list xml:id="list881715798" text:style-name="L1">
        <text:list-item>
          <text:p text:style-name="P7">Make sure Git is installed and configured on your system before executing these commands.</text:p>
        </text:list-item>
        <text:list-item>
          <text:p text:style-name="P6">Ensure that the Java program (<text:span text:style-name="Source_20_Text">CreateTextFile.java</text:span>) has necessary permissions to write files in the directory where you want to create <text:span text:style-name="Source_20_Text">example.txt</text:span>.</text:p>
        </text:list-item>
      </text:list>
      <text:p text:style-name="P5">Following these steps will initialize a new Git repository, add a text file using Java, and make the initial commit with G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4:45:12.676966021</meta:creation-date>
    <dc:date>2024-06-22T14:51:06.807489438</dc:date>
    <meta:editing-duration>PT5M56S</meta:editing-duration>
    <meta:editing-cycles>1</meta:editing-cycles>
    <meta:document-statistic meta:table-count="0" meta:image-count="0" meta:object-count="0" meta:page-count="2" meta:paragraph-count="41" meta:word-count="338" meta:character-count="2233" meta:non-whitespace-character-count="1854"/>
    <meta:generator>LibreOffice/7.3.7.2$Linux_X86_64 LibreOffice_project/30$Build-2</meta:generator>
  </office:meta>
</office:document-meta>
</file>